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2.118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23.2039583333333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Who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The Guardian (&lt;a href="http://http://www.guardian.co.uk"&gt;http://www.guardian.co.uk&lt;/a&gt;)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Contact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&lt;a href="http://www.guardian.co.uk/help/contact-us"&gt;http://www.guardian.co.uk/help/contact-us&lt;/a&gt;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&lt;tr&gt;&lt;td class="left"&gt;</text:p>
          </table:table-cell>
          <table:table-cell office:value-type="string" table:style-name="ce1">
            <text:p>What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3">
            <text:p>&lt;ol&gt;&lt;li&gt;Your basic info (name, profile picture, gender, networks, user ID, list of friends, any other information you made public)&lt;/li&gt;&lt;li&gt;Your e-mail address (label@andrieu.net)&lt;/li&gt;</text:p>
            <text:p>&lt;li&gt;Your birthday&lt;/li&gt;</text:p>
            <text:p>&lt;li&gt;Your location&lt;/li&gt;&lt;/ol&gt;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3rd Party (Facebook &lt;a href="http://facebook.com"&gt;http://facebook.com&lt;/a&gt;)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On Submission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Why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This app may post on your behalf, including videos you watched, articles you read and more.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For How Long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Indefinite.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Output To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Posts to your Facebook wall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Revocation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Facebook permissions may be revoked. Data may be retained by The Guardian.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Redistribution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Additional Terms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table:style-name="ce1"/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Related Agreements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&lt;a href="http://www.guardian.co.uk/info/2011/sep/22/2?fb=native"&gt;http://www.guardian.co.uk/info/2011/sep/22/2?fb=native<text:span text:style-name="T1">&lt;/a&gt;&lt;br/&gt;&lt;a href="http://www.guardian.co.uk/help/terms-of-service"&gt;http://www.guardian.co.uk/help/terms-of-service&lt;/a&gt;&lt;br/&gt;</text:span>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3rd Party Ratings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&lt;div class="mozilla"&gt;&lt;/div&gt;&lt;div class="friend"&gt;&lt;/div&gt;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&lt;tr&gt;&lt;td class="left"&gt;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&lt;/td&gt;</text:p>
          </table:table-cell>
          <table:table-cell office:value-type="string" table:style-name="ce1">
            <text:p>&lt;td class="right"&gt;</text:p>
          </table:table-cell>
          <table:table-cell office:value-type="string" table:style-name="ce1">
            <text:p>The Standard Crowd from Joe Andrieu (&lt;a href="http://standardlabel.org/crowd/joeandrieu"&gt;Joe Andrieu&lt;/a&gt;)</text:p>
          </table:table-cell>
          <table:table-cell office:value-type="string" table:style-name="ce1">
            <text:p>&lt;/td&gt;&lt;/tr&gt;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8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3">
          <table:table-cell table:number-columns-repeated="4"/>
          <table:table-cell office:value-type="string" table:style-name="ce2">
            <text:p>1.1.1   Who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2   Where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3   Contact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4   What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5   From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6   When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7   Why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8   For How Long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9   Output To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0  Revocation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1  Redistribution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2  Access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3  Additional Terms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4  Related Agreements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5  3rd Party Ratings (Optional)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6  Storage (Optional)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table:style-name="ce2">
            <text:p>1.1.17  Author (Required. Must be last Term)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1">
          <table:table-cell/>
          <table:table-cell office:value-type="string" table:style-name="ce1">
            <text:p>Wh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he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ntac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h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o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he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h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r How Lo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utput 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voc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distribu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cc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dditional Term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lated Agreemen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3rd Party Ratings (Optional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orage (Optional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uthor (Required. Must be last Term)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e</meta:initial-creator>
    <dc:creator>Joe</dc:creator>
    <meta:creation-date>2012-06-01T05:23:53Z</meta:creation-date>
    <dc:date>2012-07-18T15:54:09Z</dc:date>
  </office:meta>
</office:document-meta>
</file>